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5.241cm"/>
    </style:style>
    <style:style style:name="Table1.B" style:family="table-column">
      <style:table-column-properties style:column-width="11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8.241cm"/>
    </style:style>
    <style:style style:name="Table2.B" style:family="table-column">
      <style:table-column-properties style:column-width="8.2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5.495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7.7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6.501cm" table:align="margins" style:may-break-between-rows="true" style:writing-mode="lr-tb" table:border-model="collapsing"/>
    </style:style>
    <style:style style:name="Table4.A" style:family="table-column">
      <style:table-column-properties style:column-width="8.25cm" style:rel-column-width="32763*"/>
    </style:style>
    <style:style style:name="Table4.B" style:family="table-column">
      <style:table-column-properties style:column-width="8.251cm" style:rel-column-width="32772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1" fo:font-size="14pt" officeooo:paragraph-rsid="00066cad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edc0f" officeooo:paragraph-rsid="000edc0f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fa84d" officeooo:paragraph-rsid="000fa84d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rsid="0010c126" officeooo:paragraph-rsid="0010c126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1ac7ca" officeooo:paragraph-rsid="001ac7ca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/>
      <style:text-properties style:font-name="Times New Roman1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fo:language="en" fo:country="US" officeooo:paragraph-rsid="00130207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officeooo:rsid="000edc0f" officeooo:paragraph-rsid="000edc0f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officeooo:rsid="0010c126" officeooo:paragraph-rsid="0010c126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officeooo:rsid="0010c126" officeooo:paragraph-rsid="0010c126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text-underline-style="none" officeooo:rsid="001123bb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officeooo:rsid="0023c75a" officeooo:paragraph-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officeooo:rsid="0024c4dd" officeooo:paragraph-rsid="0024c4d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/>
      <style:text-properties officeooo:paragraph-rsid="000c3648"/>
    </style:style>
    <style:style style:name="P35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36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0c126" officeooo:paragraph-rsid="0010c126" fo:background-color="#ffffff" style:font-name-asian="Times New Roman2" style:font-size-asian="14pt" style:language-asian="ru" style:country-asian="RU" style:font-name-complex="Times New Roman2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f8c63" officeooo:paragraph-rsid="001f8c63" fo:background-color="#ffffff" style:font-name-asian="Times New Roman2" style:font-size-asian="14pt" style:language-asian="ru" style:country-asian="RU" style:font-name-complex="Times New Roman2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21430c" officeooo:paragraph-rsid="0021430c" fo:background-color="#ffffff" style:font-name-asian="Times New Roman2" style:font-size-asian="14pt" style:language-asian="ru" style:country-asian="RU" style:font-name-complex="Times New Roman2" style:font-size-complex="14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0c126" officeooo:paragraph-rsid="0010c126" style:font-size-asian="14pt" style:font-name-complex="Times New Roman2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f8c63" officeooo:paragraph-rsid="001f8c63" style:font-size-asian="14pt" style:font-name-complex="Times New Roman2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21430c" officeooo:paragraph-rsid="0021430c" style:font-size-asian="14pt" style:font-name-complex="Times New Roman2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0c126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632b2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c126"/>
    </style:style>
    <style:style style:name="P47" style:family="paragraph" style:parent-style-name="Standard">
      <style:paragraph-properties fo:margin-top="0cm" fo:margin-bottom="0cm" style:contextual-spacing="false"/>
      <style:text-properties officeooo:paragraph-rsid="001ac7ca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021daa5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3c75a" officeooo:paragraph-rsid="0023c75a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4c4dd" officeooo:paragraph-rsid="0024c4dd"/>
    </style:style>
    <style:style style:name="P51" style:family="paragraph" style:parent-style-name="Standard">
      <style:paragraph-properties fo:margin-top="0cm" fo:margin-bottom="0cm" style:contextual-spacing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5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1" fo:font-size="14pt" style:font-size-asian="14pt" style:font-name-complex="Times New Roman2" style:font-size-complex="13.5pt"/>
    </style:style>
    <style:style style:name="P54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P55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officeooo:paragraph-rsid="00130207" style:font-size-asian="14pt" style:font-weight-asian="bold" style:font-name-complex="Times New Roman2" style:font-size-complex="14pt"/>
    </style:style>
    <style:style style:name="P56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officeooo:rsid="0025c443" officeooo:paragraph-rsid="0025c443" style:font-size-asian="14pt" style:font-weight-asian="bold" style:font-name-complex="Times New Roman2" style:font-size-complex="14pt"/>
    </style:style>
    <style:style style:name="P57" style:family="paragraph" style:parent-style-name="Heading_20_1">
      <style:paragraph-properties fo:break-before="page"/>
      <style:text-properties style:use-window-font-color="true" loext:opacity="0%" style:font-name="Times New Roman1" fo:font-size="14pt" fo:language="ru" fo:country="RU" fo:font-weight="bold" officeooo:rsid="0025c443" officeooo:paragraph-rsid="0025c443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58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59" style:family="paragraph" style:parent-style-name="Standard">
      <style:text-properties style:use-window-font-color="true" loext:opacity="0%" style:font-name="Times New Roman1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60" style:family="paragraph" style:parent-style-name="Standard">
      <style:text-properties style:use-window-font-color="true" loext:opacity="0%" style:font-name="Times New Roman1" fo:font-size="14pt" fo:language="ru" fo:country="RU" fo:font-weight="normal" officeooo:rsid="0025c443" officeooo:paragraph-rsid="0025c443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61" style:family="paragraph" style:parent-style-name="Standard">
      <style:text-properties style:use-window-font-color="true" loext:opacity="0%" style:font-name="Times New Roman1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42874" officeooo:paragraph-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officeooo:paragraph-rsid="00142874"/>
    </style:style>
    <style:style style:name="P6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67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1" fo:font-size="14pt" style:font-size-asian="14pt" style:font-name-complex="Times New Roman2" style:font-size-complex="14pt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officeooo:rsid="002bb5b2" officeooo:paragraph-rsid="002bb5b2" style:font-size-asian="14pt" style:font-name-complex="Times New Roman2" style:font-size-complex="14pt"/>
    </style:style>
    <style:style style:name="P70" style:family="paragraph" style:parent-style-name="Standard">
      <style:paragraph-properties fo:text-align="justify" style:justify-single-word="false"/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P71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P72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1" fo:font-size="14pt" officeooo:rsid="001ac7ca" officeooo:paragraph-rsid="001ac7ca" style:font-size-asian="14pt" style:font-name-complex="Times New Roman2" style:font-size-complex="13.5pt"/>
    </style:style>
    <style:style style:name="P73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1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3.5pt" style:language-complex="ar" style:country-complex="SA"/>
    </style:style>
    <style:style style:name="P74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rsid="000a5f08" officeooo:paragraph-rsid="000c3648" style:font-size-asian="14pt" style:font-name-complex="Times New Roman2" style:font-size-complex="14pt"/>
    </style:style>
    <style:style style:name="P75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rsid="001b065c" officeooo:paragraph-rsid="001b065c" style:font-size-asian="14pt" style:font-name-complex="Times New Roman2" style:font-size-complex="14pt"/>
    </style:style>
    <style:style style:name="P76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paragraph-rsid="000c3648" style:font-size-asian="14pt" style:font-name-complex="Times New Roman2" style:font-size-complex="14pt"/>
    </style:style>
    <style:style style:name="P77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fo:language="en" fo:country="US" fo:font-weight="normal" officeooo:rsid="001b065c" officeooo:paragraph-rsid="001b065c" style:font-size-asian="14pt" style:font-weight-asian="normal" style:font-name-complex="Times New Roman2" style:font-size-complex="14pt" style:font-weight-complex="normal"/>
    </style:style>
    <style:style style:name="P78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0c3648"/>
    </style:style>
    <style:style style:name="P79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1ae9b0"/>
    </style:style>
    <style:style style:name="P80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paragraph-rsid="002ad6a2"/>
    </style:style>
    <style:style style:name="P81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1" fo:font-size="14pt" fo:language="en" fo:country="US" officeooo:rsid="001b065c" officeooo:paragraph-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82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1" fo:font-size="14pt" fo:language="ru" fo:country="RU" fo:font-weight="normal" officeooo:rsid="001b065c" officeooo:paragraph-rsid="001b065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83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rsid="001b065c" officeooo:paragraph-rsid="001b065c"/>
    </style:style>
    <style:style style:name="P84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rsid="00154f02" officeooo:paragraph-rsid="00154f02"/>
    </style:style>
    <style:style style:name="P85" style:family="paragraph" style:parent-style-name="List_20_Paragraph">
      <style:paragraph-properties fo:margin-left="1.27cm" fo:margin-right="0cm" fo:margin-top="0cm" fo:margin-bottom="0cm" style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4f02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82718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0632b2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ac7ca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ade8c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0edc0f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0a5f08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1496b1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2ad6a2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2bb5b2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3" style:family="text">
      <style:text-properties style:font-name="Times New Roman1" fo:font-size="14pt" fo:language="en" fo:country="US" officeooo:rsid="000b5ab7" style:font-size-asian="14pt" style:font-name-complex="Times New Roman2" style:font-size-complex="14pt"/>
    </style:style>
    <style:style style:name="T14" style:family="text">
      <style:text-properties style:font-name="Times New Roman1" fo:font-size="14pt" fo:language="en" fo:country="US" officeooo:rsid="001b065c" style:font-size-asian="14pt" style:font-name-complex="Times New Roman2" style:font-size-complex="14pt"/>
    </style:style>
    <style:style style:name="T15" style:family="text">
      <style:text-properties style:font-name="Times New Roman1" fo:font-size="14pt" fo:language="en" fo:country="US" officeooo:rsid="00154f02" style:font-size-asian="14pt" style:font-name-complex="Times New Roman2" style:font-size-complex="14pt"/>
    </style:style>
    <style:style style:name="T16" style:family="text">
      <style:text-properties style:font-name="Times New Roman1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1" fo:font-size="14pt" fo:language="en" fo:country="US" fo:font-weight="normal" officeooo:rsid="000b5ab7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font-weight="normal" officeooo:rsid="0021daa5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use-window-font-color="true" loext:opacity="0%" style:font-name="Times New Roman1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use-window-font-color="true" loext:opacity="0%" style:font-name="Times New Roman1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style:use-window-font-color="true" loext:opacity="0%" style:font-name="Times New Roman1" fo:font-size="14pt" fo:language="en" fo:country="US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use-window-font-color="true" loext:opacity="0%" style:font-name="Times New Roman1" fo:font-size="14pt" fo:language="en" fo:country="US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use-window-font-color="true" loext:opacity="0%" style:font-name="Times New Roman1" fo:font-size="14pt" fo:language="en" fo:country="US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4" style:family="text">
      <style:text-properties style:use-window-font-color="true" loext:opacity="0%" style:font-name="Times New Roman1" fo:font-size="14pt" fo:language="ru" fo:country="RU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5" style:family="text">
      <style:text-properties style:use-window-font-color="true" loext:opacity="0%" style:font-name="Times New Roman1" fo:font-size="14pt" fo:language="ru" fo:country="RU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6" style:family="text">
      <style:text-properties style:use-window-font-color="true" loext:opacity="0%" style:font-name="Times New Roman1" fo:font-size="14pt" fo:language="ru" fo:country="RU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7" style:family="text">
      <style:text-properties style:use-window-font-color="true" loext:opacity="0%" style:font-name="Times New Roman1" fo:font-size="14pt" fo:language="ru" fo:country="RU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8" style:family="text">
      <style:text-properties style:use-window-font-color="true" loext:opacity="0%" style:font-name="Times New Roman1" fo:font-size="14pt" fo:language="ru" fo:country="RU" officeooo:rsid="002a146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9" style:family="text">
      <style:text-properties style:use-window-font-color="true" loext:opacity="0%" style:font-name="Times New Roman1" fo:font-size="14pt" fo:language="ru" fo:country="RU" officeooo:rsid="002ad6a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loext:opacity="0%" style:font-name="Times New Roman1" fo:font-size="14pt" fo:language="ru" fo:country="RU" officeooo:rsid="002bb5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1" style:family="text">
      <style:text-properties style:use-window-font-color="true" loext:opacity="0%" style:font-name="Times New Roman1" fo:font-size="14pt" fo:language="ru" fo:country="RU" fo:font-weight="normal" officeooo:rsid="0021daa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32" style:family="text">
      <style:text-properties fo:color="#000000" loext:opacity="100%" style:font-name="Times New Roman1" fo:font-size="14pt" style:font-size-asian="14pt" style:font-name-complex="Times New Roman2" style:font-size-complex="13.5pt"/>
    </style:style>
    <style:style style:name="T33" style:family="text">
      <style:text-properties fo:color="#000000" loext:opacity="100%" style:font-name="Times New Roman1" fo:font-size="14pt" officeooo:rsid="000592ee" style:font-size-asian="14pt" style:font-name-complex="Times New Roman2" style:font-size-complex="13.5pt"/>
    </style:style>
    <style:style style:name="T34" style:family="text">
      <style:text-properties fo:color="#000000" loext:opacity="100%" style:font-name="Times New Roman1" fo:font-size="14pt" officeooo:rsid="00182718" style:font-size-asian="14pt" style:font-name-complex="Times New Roman2" style:font-size-complex="13.5pt"/>
    </style:style>
    <style:style style:name="T35" style:family="text">
      <style:text-properties fo:color="#000000" loext:opacity="100%" style:font-name="Times New Roman1" fo:font-size="14pt" fo:language="en" fo:country="US" officeooo:rsid="0010c126" style:font-size-asian="14pt" style:font-name-complex="Times New Roman2" style:font-size-complex="14pt"/>
    </style:style>
    <style:style style:name="T36" style:family="text">
      <style:text-properties fo:color="#000000" loext:opacity="100%" style:font-name="Times New Roman1" fo:font-size="14pt" fo:language="en" fo:country="US" officeooo:rsid="001f8c6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7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1dd0d7" style:letter-kerning="false" style:font-name-asian="Calibri1" style:font-size-asian="14pt" style:language-asian="en" style:country-asian="US" style:font-style-asian="normal" style:font-weight-asian="normal" style:font-name-complex="DejaVu Sans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9" style:family="text">
      <style:text-properties officeooo:rsid="000edc0f"/>
    </style:style>
    <style:style style:name="T40" style:family="text">
      <style:text-properties officeooo:rsid="00130207"/>
    </style:style>
    <style:style style:name="T41" style:family="text">
      <style:text-properties officeooo:rsid="00142874"/>
    </style:style>
    <style:style style:name="T42" style:family="text">
      <style:text-properties officeooo:rsid="000b5ab7"/>
    </style:style>
    <style:style style:name="T43" style:family="text">
      <style:text-properties officeooo:rsid="001f7182"/>
    </style:style>
    <style:style style:name="T44" style:family="text">
      <style:text-properties officeooo:rsid="001f8c63"/>
    </style:style>
    <style:style style:name="T45" style:family="text">
      <style:text-properties officeooo:rsid="002bb5b2"/>
    </style:style>
    <style:style style:name="T46" style:family="text">
      <style:text-properties officeooo:rsid="002d8e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МИНИСТЕРСТВО ОБРАЗОВАНИЯ И НАУКИ РОССИЙСКОЙ ФЕДЕРАЦИИ</text:p>
      <text:p text:style-name="P58">Федеральное государственное бюджетное образовательное учреждение</text:p>
      <text:p text:style-name="P58">высшего образования</text:p>
      <text:p text:style-name="P58">«Московский Авиационный Институт</text:p>
      <text:p text:style-name="P58">(Национальный Исследовательский Университет)»</text:p>
      <text:p text:style-name="P58">ФАКУЛЬТЕТ ИНФОРМАЦИОННЫХ ТЕХНОЛОГИЙ И ПРИКЛАДНОЙ МАТЕМАТИКИ</text:p>
      <text:p text:style-name="P58">Кафедра вычислительной математики и программирования</text:p>
      <text:p text:style-name="P4"/>
      <text:p text:style-name="P4"/>
      <text:p text:style-name="P4"/>
      <text:p text:style-name="P4"/>
      <text:p text:style-name="P4"/>
      <text:p text:style-name="P18">Курсовой проект </text:p>
      <text:p text:style-name="P7">по курсу «Практикум на ЭВМ» 2 семестра</text:p>
      <text:p text:style-name="P5"><text:span text:style-name="T1">Задание </text:span><text:span text:style-name="T3">9</text:span><text:span text:style-name="T1">. </text:span><text:span text:style-name="T3">Сортировка и поиск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Выполнил: студент<text:span text:style-name="T45">ка</text:span> 10<text:span text:style-name="T45">6</text:span> группы</text:p>
      <text:p text:style-name="P69">Никифорова Яна Вадимовна</text:p>
      <text:p text:style-name="P8">Научный руководитель:</text:p>
      <text:p text:style-name="P69">Дубинин <text:span text:style-name="T46"><text:s/>А. В.</text:span>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7">Москва, 202<text:span text:style-name="T45">1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65"><text:a xlink:type="simple" xlink:href="#__RefHeading___Toc496_579521979" text:style-name="Index_20_Link" text:visited-style-name="Index_20_Link">Задача<text:tab/>3</text:a></text:p>
          <text:p text:style-name="P65"><text:a xlink:type="simple" xlink:href="#__RefHeading___Toc498_579521979" text:style-name="Index_20_Link" text:visited-style-name="Index_20_Link">Общий метод решения<text:tab/>3</text:a></text:p>
          <text:p text:style-name="P65"><text:a xlink:type="simple" xlink:href="#__RefHeading___Toc500_579521979" text:style-name="Index_20_Link" text:visited-style-name="Index_20_Link">Общие сведения о программе<text:tab/>4</text:a></text:p>
          <text:p text:style-name="P65"><text:a xlink:type="simple" xlink:href="#__RefHeading___Toc502_579521979" text:style-name="Index_20_Link" text:visited-style-name="Index_20_Link">Функциональное назначение<text:tab/>5</text:a></text:p>
          <text:p text:style-name="P65"><text:a xlink:type="simple" xlink:href="#__RefHeading___Toc504_579521979" text:style-name="Index_20_Link" text:visited-style-name="Index_20_Link">Описание программы<text:tab/>6</text:a></text:p>
          <text:p text:style-name="P65"><text:a xlink:type="simple" xlink:href="#__RefHeading___Toc506_579521979" text:style-name="Index_20_Link" text:visited-style-name="Index_20_Link">Описание функции программы<text:tab/>7</text:a></text:p>
          <text:p text:style-name="P65"><text:a xlink:type="simple" xlink:href="#__RefHeading___Toc508_579521979" text:style-name="Index_20_Link" text:visited-style-name="Index_20_Link">Используемые переменные<text:tab/>8</text:a></text:p>
          <text:p text:style-name="P65"><text:a xlink:type="simple" xlink:href="#__RefHeading___Toc510_579521979" text:style-name="Index_20_Link" text:visited-style-name="Index_20_Link">Входные значения<text:tab/>9</text:a></text:p>
          <text:p text:style-name="P65"><text:a xlink:type="simple" xlink:href="#__RefHeading___Toc1889_1053857409" text:style-name="Index_20_Link" text:visited-style-name="Index_20_Link">Пример работы программы<text:tab/>10</text:a></text:p>
          <text:p text:style-name="P65"><text:a xlink:type="simple" xlink:href="#__RefHeading___Toc4090_1473027076" text:style-name="Index_20_Link" text:visited-style-name="Index_20_Link">Файлы и их назначение<text:tab/>16</text:a></text:p>
          <text:p text:style-name="P65"><text:a xlink:type="simple" xlink:href="#__RefHeading___Toc512_579521979" text:style-name="Index_20_Link" text:visited-style-name="Index_20_Link">Заключение<text:tab/>33</text:a></text:p>
          <text:p text:style-name="P65"><text:a xlink:type="simple" xlink:href="#__RefHeading___Toc514_579521979" text:style-name="Index_20_Link" text:visited-style-name="Index_20_Link">Список используемых источников<text:tab/>34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h text:style-name="P54" text:outline-level="1"><text:bookmark-start text:name="_Toc38513581"/><text:bookmark-start text:name="__RefHeading___Toc496_579521979"/>Задача<text:bookmark-end text:name="_Toc38513581"/><text:bookmark-end text:name="__RefHeading___Toc496_579521979"/></text:h>
      <text:p text:style-name="Standard"/>
      <text:p text:style-name="P18">Общее задание</text:p>
      <text:p text:style-name="P52"><text:span text:style-name="T32">Составить</text:span><text:span text:style-name="T33"> программу на языке Си </text:span><text:span text:style-name="T34">с использованием процедур и функций для сортировки таблицы заданным методом и двоичного поиска по ключу в таблице.</text:span></text:p>
      <text:list xml:id="list3410633360" text:style-name="WWNum3">
        <text:list-item>
          <text:p text:style-name="P72">Ввод списка</text:p>
        </text:list-item>
        <text:list-item>
          <text:p text:style-name="P72">Разворот списка</text:p>
        </text:list-item>
        <text:list-item>
          <text:p text:style-name="P73">Перемешивание списка</text:p>
        </text:list-item>
        <text:list-item>
          <text:p text:style-name="P73">Сортировка списка</text:p>
        </text:list-item>
        <text:list-item>
          <text:p text:style-name="P73">Поиск по ключу и печать найденного элемента, если он присутствует в списке</text:p>
        </text:list-item>
      </text:list>
      <text:p text:style-name="P53"/>
      <text:p text:style-name="P18">Вариант </text:p>
      <text:p text:style-name="P35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<text:span text:style-name="T4">Тип </text:span><text:span text:style-name="T24">ключа</text:span></text:p>
          </table:table-cell>
          <table:table-cell table:style-name="Table1.A1" office:value-type="string">
            <text:p text:style-name="P29">Целый</text:p>
          </table:table-cell>
        </table:table-row>
        <table:table-row table:style-name="Table1.1">
          <table:table-cell table:style-name="Table1.A1" office:value-type="string">
            <text:p text:style-name="P16">Длина ключа в байтах</text:p>
          </table:table-cell>
          <table:table-cell table:style-name="Table1.A1" office:value-type="string">
            <text:p text:style-name="P30">4</text:p>
          </table:table-cell>
        </table:table-row>
        <table:table-row table:style-name="Table1.1">
          <table:table-cell table:style-name="Table1.A1" office:value-type="string">
            <text:p text:style-name="P16">Хранение данных и ключей</text:p>
          </table:table-cell>
          <table:table-cell table:style-name="Table1.A1" office:value-type="string">
            <text:p text:style-name="P30">Отдельно</text:p>
          </table:table-cell>
        </table:table-row>
        <table:table-row table:style-name="Table1.1">
          <table:table-cell table:style-name="Table1.A4" office:value-type="string">
            <text:p text:style-name="P16">Число элементов таблицы</text:p>
          </table:table-cell>
          <table:table-cell table:style-name="Table1.A4" office:value-type="string">
            <text:p text:style-name="P30">10-14</text:p>
          </table:table-cell>
        </table:table-row>
        <table:table-row table:style-name="Table1.1">
          <table:table-cell table:style-name="Table1.A4" office:value-type="string">
            <text:p text:style-name="P16">Вид сортировки</text:p>
          </table:table-cell>
          <table:table-cell table:style-name="Table1.A4" office:value-type="string">
            <text:p text:style-name="P30">Быстрая сортировка Хоара(рекурсивный вариант)</text:p>
          </table:table-cell>
        </table:table-row>
      </table:table>
      <text:p text:style-name="P9"/>
      <text:p text:style-name="P9"/>
      <text:p text:style-name="P9"/>
      <text:h text:style-name="P2" text:outline-level="1"><text:bookmark-start text:name="_Toc38513582"/><text:bookmark-start text:name="__RefHeading___Toc498_579521979"/>Общий метод решения<text:bookmark-end text:name="_Toc38513582"/><text:bookmark-end text:name="__RefHeading___Toc498_579521979"/></text:h>
      <text:p text:style-name="P4"><text:tab/></text:p>
      <text:p text:style-name="P47"><text:tab/><text:span text:style-name="T1">Создаем структуры элемента </text:span><text:span text:style-name="T24">массива</text:span><text:span text:style-name="T1"> и самого </text:span><text:span text:style-name="T24">массива</text:span><text:span text:style-name="T1">, в котором </text:span><text:span text:style-name="T5">хранится массив(указатель на начало массива), длина и выделенная заранее память(для оптимизации). Находим необходимый элемент, разворачиваем массив, перемешиваем, сортируем массив методом быстрой сортировки Хоара и снова ищем элемент в массиве.</text:span></text:p>
      <text:p text:style-name="P10"/>
      <text:h text:style-name="P54" text:outline-level="1"><text:bookmark-start text:name="_Toc38513583"/><text:bookmark-start text:name="__RefHeading___Toc500_579521979"/>Общие сведения о программе<text:bookmark-end text:name="_Toc38513583"/><text:bookmark-end text:name="__RefHeading___Toc500_579521979"/></text:h>
      <text:p text:style-name="P4"/>
      <text:p text:style-name="P6">Аппаратное обеспечение: ноутбук;</text:p>
      <text:p text:style-name="P6">Операционная система: <text:span text:style-name="T45">Manjaro Linux</text:span>;</text:p>
      <text:p text:style-name="P4"><text:span text:style-name="T1">Язык и система программирования: </text:span><text:span text:style-name="T12">GNU</text:span><text:span text:style-name="T1"> </text:span><text:span text:style-name="T12">C</text:span><text:span text:style-name="T1">;</text:span></text:p>
      <text:p text:style-name="P4"><text:span text:style-name="T1">Компиляция программы в терминале: </text:span><text:span text:style-name="T12">gcc</text:span><text:span text:style-name="T1"> </text:span><text:span text:style-name="T12">-I. -O2 </text:span><text:span text:style-name="T21">array</text:span><text:span text:style-name="T12">.c main.c</text:span></text:p>
      <text:p text:style-name="P4"><text:span text:style-name="T1">Вызов программы: ./</text:span><text:span text:style-name="T12">a</text:span><text:span text:style-name="T1">.</text:span><text:span text:style-name="T12">out</text:span><text:span text:style-name="T1">;</text:span></text:p>
      <text:p text:style-name="P6"/>
      <text:h text:style-name="P54" text:outline-level="1"><text:bookmark-start text:name="_Toc38513584"/><text:bookmark-start text:name="__RefHeading___Toc502_579521979"/>Функциональное назначение<text:bookmark-end text:name="_Toc38513584"/><text:bookmark-end text:name="__RefHeading___Toc502_579521979"/></text:h>
      <text:p text:style-name="P4"/>
      <text:p text:style-name="P52"><text:span text:style-name="T1">Основная задача программы состоит в </text:span><text:span text:style-name="T5">создании структуры данных(в частности массива с элементами, имеющими ключ) и реализации методов для работы с ним, например, сортировка по ключу и бинарный поиск по ключу. </text:span><text:span text:style-name="T6">Также задача состоит в реализации сортировки в соответствии с индивидуальным заданием. В данном случае требуется реализовать быструю сортировку Хоара рекурсивным методом. Также имеются уточнения для реализаций ключей и количества данных, которые хранятся в массиве.</text:span></text:p>
      <text:p text:style-name="P17"/>
      <text:h text:style-name="P54" text:outline-level="1"><text:bookmark-start text:name="_Toc38513585"/><text:bookmark-start text:name="__RefHeading___Toc504_579521979"/>Описание программы<text:bookmark-end text:name="_Toc38513585"/><text:bookmark-end text:name="__RefHeading___Toc504_579521979"/></text:h>
      <text:p text:style-name="P19"/>
      <text:p text:style-name="P34"/>
      <text:list xml:id="list3694328219" text:style-name="WWNum2">
        <text:list-item>
          <text:p text:style-name="P74">Подключение библиотек</text:p>
          <text:list>
            <text:list-item>
              <text:p text:style-name="P75">stdlib — для менеджмента памяти </text:p>
            </text:list-item>
            <text:list-item>
              <text:p text:style-name="P75">stdio — для ввода/вывода </text:p>
            </text:list-item>
            <text:list-item>
              <text:p text:style-name="P75">inttypes — для использования переменных с фиксированной длиной данных</text:p>
            </text:list-item>
            <text:list-item>
              <text:p text:style-name="P75">string — для использования функций для обработки строк</text:p>
            </text:list-item>
            <text:list-item>
              <text:p text:style-name="P75">stdbool — для добавления переменных true и false</text:p>
            </text:list-item>
          </text:list>
        </text:list-item>
        <text:list-item>
          <text:p text:style-name="P78"><text:span text:style-name="T8">Объявление структур node и </text:span><text:span text:style-name="T25">array</text:span><text:span text:style-name="T8">;</text:span></text:p>
        </text:list-item>
        <text:list-item>
          <text:p text:style-name="P76">Создание некоторых функций:</text:p>
          <text:list>
            <text:list-item>
              <text:p text:style-name="P78"><text:span text:style-name="T22">array_create –</text:span><text:span text:style-name="T13"> создание нового пустого </text:span><text:span text:style-name="T22">массива</text:span><text:span text:style-name="T13">;</text:span></text:p>
            </text:list-item>
            <text:list-item>
              <text:p text:style-name="P79"><text:span text:style-name="T22">array_free</text:span><text:span text:style-name="T13"> — очищает </text:span><text:span text:style-name="T22">массив</text:span><text:span text:style-name="T13"> и освобождает всю память, связанную с ним</text:span></text:p>
            </text:list-item>
            <text:list-item>
              <text:p text:style-name="P81"><text:span text:style-name="T42">a</text:span>rray_push_back – добавление элемента в конец массива</text:p>
            </text:list-item>
            <text:list-item>
              <text:p text:style-name="P83"><text:span text:style-name="T13">a</text:span><text:span text:style-name="T12">rray_back – возвращает последний элемент массива</text:span></text:p>
            </text:list-item>
            <text:list-item>
              <text:p text:style-name="P79"><text:span text:style-name="T14">array_pop_back</text:span><text:span text:style-name="T13"> — </text:span><text:span text:style-name="T14">удаляет последний элемент массива</text:span></text:p>
            </text:list-item>
            <text:list-item>
              <text:p text:style-name="P83"><text:span text:style-name="T13">a</text:span><text:span text:style-name="T12">rray_shuffle – перемешивает элементы в массиве за </text:span><text:span text:style-name="T12"><draw:frame draw:style-name="fr1" draw:name="Object1" text:anchor-type="as-char" svg:y="-0.437cm" svg:width="1.215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  <text:list-item>
              <text:p text:style-name="P83"><text:span text:style-name="T7">a</text:span><text:span text:style-name="T1">rray_quick_sort — сортирует элементы в массиве по ключу за </text:span><text:span text:style-name="T1"><draw:frame draw:style-name="fr1" draw:name="Object2" text:anchor-type="as-char" svg:y="-0.386cm" svg:width="1.96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  <text:list-item>
              <text:p text:style-name="P83"><text:span text:style-name="T17">a</text:span><text:span text:style-name="T16">rray_print – печатает массив </text:span></text:p>
            </text:list-item>
            <text:list-item>
              <text:p text:style-name="P77">array_reverse – разворачивает массив</text:p>
            </text:list-item>
            <text:list-item>
              <text:p text:style-name="P77">array_node_swap – меняет местами два элемента</text:p>
            </text:list-item>
          </text:list>
        </text:list-item>
        <text:list-item>
          <text:p text:style-name="P82">Работа в main с меню</text:p>
          <text:list>
            <text:list-item>
              <text:p text:style-name="P82">Ввод файлов, которые следует считать</text:p>
            </text:list-item>
            <text:list-item>
              <text:p text:style-name="P82">Перемешивание массива</text:p>
            </text:list-item>
            <text:list-item>
              <text:p text:style-name="P82">Поиск элемента в массиве за <draw:frame draw:style-name="fr1" draw:name="Object3" text:anchor-type="as-char" svg:y="-0.386cm" svg:width="1.087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82">Сортировка элементов по ключу</text:p>
            </text:list-item>
            <text:list-item>
              <text:p text:style-name="P82">Поиск элемента в массиве за <draw:frame draw:style-name="fr1" draw:name="Object4" text:anchor-type="as-char" svg:y="-0.386cm" svg:width="1.697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82">Разворот массива</text:p>
            </text:list-item>
            <text:list-item>
              <text:p text:style-name="P82">Освобождение памяти и выход</text:p>
            </text:list-item>
          </text:list>
        </text:list-item>
      </text:list>
      <text:h text:style-name="P54" text:outline-level="1"><text:bookmark-start text:name="_Toc38513586"/><text:bookmark-start text:name="__RefHeading___Toc506_579521979"/>Описание функции программы<text:bookmark-end text:name="_Toc38513586"/><text:bookmark-end text:name="__RefHeading___Toc506_579521979"/></text:h>
      <text:p text:style-name="P4"/>
      <text:p text:style-name="P35">Таблица 2 - функции программы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printf</text:p>
          </table:table-cell>
          <table:table-cell table:style-name="Table2.A1" office:value-type="string">
            <text:p text:style-name="P11">Вывод текста в заданном формате</text:p>
          </table:table-cell>
        </table:table-row>
        <table:table-row table:style-name="Table2.1">
          <table:table-cell table:style-name="Table2.A1" office:value-type="string">
            <text:p text:style-name="P31">malloc</text:p>
          </table:table-cell>
          <table:table-cell table:style-name="Table2.A1" office:value-type="string">
            <text:p text:style-name="P11">Выделение памяти</text:p>
          </table:table-cell>
        </table:table-row>
        <table:table-row table:style-name="Table2.1">
          <table:table-cell table:style-name="Table2.A1" office:value-type="string">
            <text:p text:style-name="P20">scanf</text:p>
          </table:table-cell>
          <table:table-cell table:style-name="Table2.A1" office:value-type="string">
            <text:p text:style-name="P11">Чтение с консоли</text:p>
          </table:table-cell>
        </table:table-row>
        <table:table-row table:style-name="Table2.1">
          <table:table-cell table:style-name="Table2.A1" office:value-type="string">
            <text:p text:style-name="P23">free</text:p>
          </table:table-cell>
          <table:table-cell table:style-name="Table2.A1" office:value-type="string">
            <text:p text:style-name="P13">Освобождение динамической памяти</text:p>
          </table:table-cell>
        </table:table-row>
        <table:table-row table:style-name="Table2.1">
          <table:table-cell table:style-name="Table2.A1" office:value-type="string">
            <text:p text:style-name="P20"><text:span text:style-name="T43">a</text:span>rray* array_create(uint_fast32_t* keys, string* data, size_t coun</text:p>
            <text:p text:style-name="P20"><text:s text:c="2"/>t)</text:p>
          </table:table-cell>
          <table:table-cell table:style-name="Table2.A1" office:value-type="string">
            <text:p text:style-name="P14">Создание <text:span text:style-name="T43">массива с заданными начальными значениями</text:span></text:p>
          </table:table-cell>
        </table:table-row>
        <table:table-row table:style-name="Table2.1">
          <table:table-cell table:style-name="Table2.A1" office:value-type="string">
            <text:p text:style-name="P26">puts</text:p>
          </table:table-cell>
          <table:table-cell table:style-name="Table2.A1" office:value-type="string">
            <text:p text:style-name="P11">Вывод текста на экран <text:span text:style-name="T39">с окончанием строки в конце</text:span></text:p>
          </table:table-cell>
        </table:table-row>
        <table:table-row table:style-name="Table2.1">
          <table:table-cell table:style-name="Table2.A1" office:value-type="string">
            <text:p text:style-name="P46"><text:span text:style-name="T35">void </text:span><text:span text:style-name="T36">array</text:span><text:span text:style-name="T35">_push_back(</text:span><text:span text:style-name="T36">array</text:span><text:span text:style-name="T35"> *l, node *n)</text:span></text:p>
          </table:table-cell>
          <table:table-cell table:style-name="Table2.A1" office:value-type="string">
            <text:p text:style-name="P24">Добавление элемента в конец</text:p>
          </table:table-cell>
        </table:table-row>
        <table:table-row table:style-name="Table2.1">
          <table:table-cell table:style-name="Table2.A8" office:value-type="string">
            <text:p text:style-name="P37"><text:span text:style-name="T44">void </text:span>array_pop_back<text:span text:style-name="T44">(array *arr)</text:span></text:p>
          </table:table-cell>
          <table:table-cell table:style-name="Table2.A8" office:value-type="string">
            <text:p text:style-name="P40">Удаление <text:span text:style-name="T44">последнего </text:span>элемента</text:p>
          </table:table-cell>
        </table:table-row>
        <table:table-row table:style-name="Table2.1">
          <table:table-cell table:style-name="Table2.A8" office:value-type="string">
            <text:p text:style-name="P38">node* array_back(array *arr)</text:p>
          </table:table-cell>
          <table:table-cell table:style-name="Table2.A8" office:value-type="string">
            <text:p text:style-name="P41">Возвращает последний элемент массива</text:p>
          </table:table-cell>
        </table:table-row>
        <table:table-row table:style-name="Table2.1">
          <table:table-cell table:style-name="Table2.A8" office:value-type="string">
            <text:p text:style-name="P38">void array_free(array *arr)</text:p>
          </table:table-cell>
          <table:table-cell table:style-name="Table2.A8" office:value-type="string">
            <text:p text:style-name="P41">Освобождает память, занятую массивом</text:p>
          </table:table-cell>
        </table:table-row>
        <table:table-row table:style-name="Table2.1">
          <table:table-cell table:style-name="Table2.A8" office:value-type="string">
            <text:p text:style-name="P38">void array_node_swap(node* arr, size_t ind1, size_t ind2)</text:p>
          </table:table-cell>
          <table:table-cell table:style-name="Table2.A8" office:value-type="string">
            <text:p text:style-name="P41">Обмен элементов по указанному индексу</text:p>
          </table:table-cell>
        </table:table-row>
        <table:table-row table:style-name="Table2.1">
          <table:table-cell table:style-name="Table2.A8" office:value-type="string">
            <text:p text:style-name="P38">void _array_quick_sort(node* arr, size_t low, size_t high)</text:p>
          </table:table-cell>
          <table:table-cell table:style-name="Table2.A8" office:value-type="string">
            <text:p text:style-name="P41">Быстрая сортировка Хоара</text:p>
          </table:table-cell>
        </table:table-row>
        <table:table-row table:style-name="Table2.1">
          <table:table-cell table:style-name="Table2.A8" office:value-type="string">
            <text:p text:style-name="P39">void array_print(array*arr)</text:p>
          </table:table-cell>
          <table:table-cell table:style-name="Table2.A8" office:value-type="string">
            <text:p text:style-name="P42">Печать элементов в стандартный вывод</text:p>
          </table:table-cell>
        </table:table-row>
        <table:table-row table:style-name="Table2.1">
          <table:table-cell table:style-name="Table2.A8" office:value-type="string">
            <text:p text:style-name="P39">void array_shuffle(array*arr)</text:p>
          </table:table-cell>
          <table:table-cell table:style-name="Table2.A8" office:value-type="string">
            <text:p text:style-name="P42">Перемешивание элементов</text:p>
          </table:table-cell>
        </table:table-row>
        <table:table-row table:style-name="Table2.1">
          <table:table-cell table:style-name="Table2.A8" office:value-type="string">
            <text:p text:style-name="P39">void array_reverse(array *arr)</text:p>
          </table:table-cell>
          <table:table-cell table:style-name="Table2.A8" office:value-type="string">
            <text:p text:style-name="P42">Разворот массива</text:p>
          </table:table-cell>
        </table:table-row>
      </table:table>
      <text:p text:style-name="P17"/>
      <text:p text:style-name="P48"><text:span text:style-name="T18">В качестве оптимизации в массив было добавлено поле capacity, которое указывает сколько памяти уже было зарезервировано, </text:span><text:span text:style-name="T31">дабы</text:span><text:span text:style-name="T18"> исключить множественный вызов функции realloc</text:span></text:p>
      <text:h text:style-name="P54" text:outline-level="1"><text:bookmark-start text:name="_Toc38513587"/><text:bookmark-start text:name="__RefHeading___Toc508_579521979"/>Используемые переменные<text:bookmark-end text:name="_Toc38513587"/><text:bookmark-end text:name="__RefHeading___Toc508_579521979"/></text:h>
      <text:p text:style-name="P4"/>
      <text:p text:style-name="P36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Переменная</text:p>
          </table:table-cell>
          <table:table-cell table:style-name="Table3.A1" office:value-type="string">
            <text:p text:style-name="P12">Тип</text:p>
          </table:table-cell>
          <table:table-cell table:style-name="Table3.A1" office:value-type="string">
            <text:p text:style-name="P12">Значение</text:p>
          </table:table-cell>
        </table:table-row>
        <table:table-row table:style-name="Table3.1">
          <table:table-cell table:style-name="Table3.A1" office:value-type="string">
            <text:p text:style-name="P32">index</text:p>
          </table:table-cell>
          <table:table-cell table:style-name="Table3.A1" office:value-type="string">
            <text:p text:style-name="P21">int</text:p>
          </table:table-cell>
          <table:table-cell table:style-name="Table3.A1" office:value-type="string">
            <text:p text:style-name="P15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25">n</text:p>
          </table:table-cell>
          <table:table-cell table:style-name="Table3.A1" office:value-type="string">
            <text:p text:style-name="P68">node</text:p>
          </table:table-cell>
          <table:table-cell table:style-name="Table3.A1" office:value-type="string">
            <text:p text:style-name="P44"><text:span text:style-name="T26">Элемент </text:span><text:span text:style-name="T27">массива</text:span><text:span text:style-name="T26">, </text:span><text:span text:style-name="T27">с ключем и значением</text:span></text:p>
          </table:table-cell>
        </table:table-row>
        <table:table-row table:style-name="Table3.1">
          <table:table-cell table:style-name="Table3.A4" office:value-type="string">
            <text:p text:style-name="P32">arr</text:p>
          </table:table-cell>
          <table:table-cell table:style-name="Table3.A4" office:value-type="string">
            <text:p text:style-name="P43"><text:span text:style-name="T23">array</text:span><text:span text:style-name="T19">*</text:span></text:p>
          </table:table-cell>
          <table:table-cell table:style-name="Table3.A4" office:value-type="string">
            <text:p text:style-name="P44"><text:span text:style-name="T23">Массив</text:span><text:span text:style-name="T20"> <text:s/>с указателем на первый элемент, с переменной размера списка </text:span><text:span text:style-name="T23">и с переменной количества зарезервированной памяти</text:span></text:p>
          </table:table-cell>
        </table:table-row>
        <table:table-row table:style-name="Table3.1">
          <table:table-cell table:style-name="Table3.A4" office:value-type="string">
            <text:p text:style-name="P32">low</text:p>
          </table:table-cell>
          <table:table-cell table:style-name="Table3.A4" office:value-type="string">
            <text:p text:style-name="P49">size_t</text:p>
          </table:table-cell>
          <table:table-cell table:style-name="Table3.A4" office:value-type="string">
            <text:p text:style-name="P49">Ниж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2">high</text:p>
          </table:table-cell>
          <table:table-cell table:style-name="Table3.A4" office:value-type="string">
            <text:p text:style-name="P49">size_t</text:p>
          </table:table-cell>
          <table:table-cell table:style-name="Table3.A4" office:value-type="string">
            <text:p text:style-name="P49">Верх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2">l</text:p>
          </table:table-cell>
          <table:table-cell table:style-name="Table3.A4" office:value-type="string">
            <text:p text:style-name="P49">int</text:p>
          </table:table-cell>
          <table:table-cell table:style-name="Table3.A4" office:value-type="string">
            <text:p text:style-name="P49">Ле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2">r</text:p>
          </table:table-cell>
          <table:table-cell table:style-name="Table3.A4" office:value-type="string">
            <text:p text:style-name="P49">int</text:p>
          </table:table-cell>
          <table:table-cell table:style-name="Table3.A4" office:value-type="string">
            <text:p text:style-name="P49">Пра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2">m</text:p>
          </table:table-cell>
          <table:table-cell table:style-name="Table3.A4" office:value-type="string">
            <text:p text:style-name="P49">int</text:p>
          </table:table-cell>
          <table:table-cell table:style-name="Table3.A4" office:value-type="string">
            <text:p text:style-name="P49">Рассматриваемая середина между l и r в бинарном поиске</text:p>
          </table:table-cell>
        </table:table-row>
        <table:table-row table:style-name="Table3.1">
          <table:table-cell table:style-name="Table3.A4" office:value-type="string">
            <text:p text:style-name="P32">sorted</text:p>
          </table:table-cell>
          <table:table-cell table:style-name="Table3.A4" office:value-type="string">
            <text:p text:style-name="P49">bool</text:p>
          </table:table-cell>
          <table:table-cell table:style-name="Table3.A4" office:value-type="string">
            <text:p text:style-name="P49">Является ли массив отсортированным</text:p>
          </table:table-cell>
        </table:table-row>
        <table:table-row table:style-name="Table3.1">
          <table:table-cell table:style-name="Table3.A4" office:value-type="string">
            <text:p text:style-name="P32">cmd</text:p>
          </table:table-cell>
          <table:table-cell table:style-name="Table3.A4" office:value-type="string">
            <text:p text:style-name="P49">char</text:p>
          </table:table-cell>
          <table:table-cell table:style-name="Table3.A4" office:value-type="string">
            <text:p text:style-name="P49">Введенная команда</text:p>
          </table:table-cell>
        </table:table-row>
        <table:table-row table:style-name="Table3.1">
          <table:table-cell table:style-name="Table3.A4" office:value-type="string">
            <text:p text:style-name="P32">fkeys</text:p>
          </table:table-cell>
          <table:table-cell table:style-name="Table3.A4" office:value-type="string">
            <text:p text:style-name="P49">FILE*</text:p>
          </table:table-cell>
          <table:table-cell table:style-name="Table3.A4" office:value-type="string">
            <text:p text:style-name="P49">Файл с ключами</text:p>
          </table:table-cell>
        </table:table-row>
        <table:table-row table:style-name="Table3.1">
          <table:table-cell table:style-name="Table3.A4" office:value-type="string">
            <text:p text:style-name="P32">fdata</text:p>
          </table:table-cell>
          <table:table-cell table:style-name="Table3.A4" office:value-type="string">
            <text:p text:style-name="P49">FILE*</text:p>
          </table:table-cell>
          <table:table-cell table:style-name="Table3.A4" office:value-type="string">
            <text:p text:style-name="P49">Файл со значениями</text:p>
          </table:table-cell>
        </table:table-row>
        <table:table-row table:style-name="Table3.1">
          <table:table-cell table:style-name="Table3.A4" office:value-type="string">
            <text:p text:style-name="P33">keys</text:p>
          </table:table-cell>
          <table:table-cell table:style-name="Table3.A4" office:value-type="string">
            <text:p text:style-name="P49">uint_fast32_t*</text:p>
          </table:table-cell>
          <table:table-cell table:style-name="Table3.A4" office:value-type="string">
            <text:p text:style-name="P50">Ключи</text:p>
          </table:table-cell>
        </table:table-row>
        <table:table-row table:style-name="Table3.1">
          <table:table-cell table:style-name="Table3.A4" office:value-type="string">
            <text:p text:style-name="P33">data</text:p>
          </table:table-cell>
          <table:table-cell table:style-name="Table3.A4" office:value-type="string">
            <text:p text:style-name="P50">char **(он же string* )</text:p>
          </table:table-cell>
          <table:table-cell table:style-name="Table3.A4" office:value-type="string">
            <text:p text:style-name="P50">Значения</text:p>
          </table:table-cell>
        </table:table-row>
      </table:table>
      <text:h text:style-name="P2" text:outline-level="1"/>
      <text:p text:style-name="P17"/>
      <text:h text:style-name="P56" text:outline-level="1"><text:bookmark-start text:name="__RefHeading___Toc510_579521979"/>Входные значения<text:bookmark-end text:name="__RefHeading___Toc510_579521979"/></text:h>
      <text:p text:style-name="P28">Файл test_keys.txt:</text:p>
      <text:p text:style-name="P28">1</text:p>
      <text:p text:style-name="P28">4</text:p>
      <text:p text:style-name="P28">6</text:p>
      <text:p text:style-name="P28">10</text:p>
      <text:p text:style-name="P28">11</text:p>
      <text:p text:style-name="P28">2</text:p>
      <text:p text:style-name="P28">3</text:p>
      <text:p text:style-name="P28">5</text:p>
      <text:p text:style-name="P28">8</text:p>
      <text:p text:style-name="P28">7</text:p>
      <text:p text:style-name="P28">9</text:p>
      <text:p text:style-name="P28"/>
      <text:p text:style-name="P28">Файл test_data.txt:</text:p>
      <text:p text:style-name="P27"><text:s text:c="5"/>_________</text:p>
      <text:p text:style-name="P27"><text:s text:c="4"/>/ ======= \</text:p>
      <text:p text:style-name="P27"><text:s text:c="3"/>/ __________\</text:p>
      <text:p text:style-name="P27"><text:s text:c="2"/>| ___________ |</text:p>
      <text:p text:style-name="P27"><text:s text:c="2"/>| | - <text:s text:c="6"/>| |</text:p>
      <text:p text:style-name="P27"><text:s text:c="2"/>| | <text:s text:c="8"/>| |</text:p>
      <text:p text:style-name="P27"><text:s text:c="2"/>| |_________| |________________________</text:p>
      <text:p text:style-name="P27"><text:s text:c="2"/>\=____________/ <text:s text:c="2"/>brian macdonald <text:s text:c="5"/>)</text:p>
      <text:p text:style-name="P27"><text:s text:c="2"/>/ """"""""""" \ <text:s text:c="22"/>/</text:p>
      <text:p text:style-name="P27"><text:s/>/ ::::::::::::: \ <text:s text:c="17"/>=D-'</text:p>
      <text:p text:style-name="P27">(_________________)</text:p>
      <text:h text:style-name="P57" text:outline-level="1"><text:bookmark-start text:name="__RefHeading___Toc1889_1053857409"/>Пример работы программы<text:bookmark-end text:name="__RefHeading___Toc1889_1053857409"/></text:h>
      <text:p text:style-name="P60"/>
      <text:p text:style-name="P60">&gt; o test_keys.txt test_data.txt</text:p>
      <text:p text:style-name="P60">&gt; p</text:p>
      <text:p text:style-name="P60">| <text:s/>1| <text:s text:c="4"/>_________</text:p>
      <text:p text:style-name="P60"><text:s/>| <text:s/>4| <text:s text:c="3"/>/ ======= \</text:p>
      <text:p text:style-name="P60"><text:s/>| <text:s/>6| <text:s text:c="2"/>/ __________\</text:p>
      <text:p text:style-name="P60"><text:s/>| 10| <text:s/>| ___________ |</text:p>
      <text:p text:style-name="P60"><text:s/>| 11| <text:s/>| | - <text:s text:c="6"/>| |</text:p>
      <text:p text:style-name="P60"><text:s/>| <text:s/>2| <text:s/>| | <text:s text:c="8"/>| |</text:p>
      <text:p text:style-name="P60"><text:s/>| <text:s/>3| <text:s/>| |_________| |________________________</text:p>
      <text:p text:style-name="P60"><text:s/>| <text:s/>5| <text:s/>\=____________/ <text:s text:c="2"/>brian macdonald <text:s text:c="5"/>)</text:p>
      <text:p text:style-name="P60"><text:s/>| <text:s/>8| <text:s/>/ """"""""""" \ <text:s text:c="22"/>/</text:p>
      <text:p text:style-name="P60"><text:s/>| <text:s/>7| / ::::::::::::: \ <text:s text:c="17"/>=D-'</text:p>
      <text:p text:style-name="P60"><text:s/>| <text:s/>9|(_________________)</text:p>
      <text:p text:style-name="P60"><text:s/>| <text:s/>0|</text:p>
      <text:p text:style-name="P60"/>
      <text:p text:style-name="P60">&gt; s</text:p>
      <text:p text:style-name="P60">&gt; p</text:p>
      <text:p text:style-name="P60">| <text:s/>0|</text:p>
      <text:p text:style-name="P60"><text:s/>| <text:s/>1| <text:s text:c="4"/>_________</text:p>
      <text:p text:style-name="P60"><text:s/>| <text:s/>2| <text:s/>| | <text:s text:c="8"/>| |</text:p>
      <text:p text:style-name="P60"><text:s/>| <text:s/>3| <text:s/>| |_________| |________________________</text:p>
      <text:p text:style-name="P60"><text:s/>| <text:s/>4| <text:s text:c="3"/>/ ======= \</text:p>
      <text:p text:style-name="P60"><text:s/>| <text:s/>5| <text:s/>\=____________/ <text:s text:c="2"/>brian macdonald <text:s text:c="5"/>)</text:p>
      <text:p text:style-name="P60"><text:s/>| <text:s/>6| <text:s text:c="2"/>/ __________\</text:p>
      <text:p text:style-name="P60"><text:s/>| <text:s/>7| / ::::::::::::: \ <text:s text:c="17"/>=D-'</text:p>
      <text:p text:style-name="P60"><text:s/>| <text:s/>8| <text:s/>/ """"""""""" \ <text:s text:c="22"/>/</text:p>
      <text:p text:style-name="P60"><text:soft-page-break/><text:s/>| <text:s/>9|(_________________)</text:p>
      <text:p text:style-name="P60"><text:s/>| 10| <text:s/>| ___________ |</text:p>
      <text:p text:style-name="P60"><text:s/>| 11| <text:s/>| | - <text:s text:c="6"/>| |</text:p>
      <text:p text:style-name="P60"/>
      <text:p text:style-name="P60">&gt; p 10</text:p>
      <text:p text:style-name="P60"><text:s text:c="2"/>| ___________ |</text:p>
      <text:p text:style-name="P60"/>
      <text:p text:style-name="P60">&gt; p</text:p>
      <text:p text:style-name="P60">| <text:s/>0|</text:p>
      <text:p text:style-name="P60"><text:s/>| <text:s/>1| <text:s text:c="4"/>_________</text:p>
      <text:p text:style-name="P60"><text:s/>| <text:s/>2| <text:s/>| | <text:s text:c="8"/>| |</text:p>
      <text:p text:style-name="P60"><text:s/>| <text:s/>3| <text:s/>| |_________| |________________________</text:p>
      <text:p text:style-name="P60"><text:s/>| <text:s/>4| <text:s text:c="3"/>/ ======= \</text:p>
      <text:p text:style-name="P60"><text:s/>| <text:s/>5| <text:s/>\=____________/ <text:s text:c="2"/>brian macdonald <text:s text:c="5"/>)</text:p>
      <text:p text:style-name="P60"><text:s/>| <text:s/>6| <text:s text:c="2"/>/ __________\</text:p>
      <text:p text:style-name="P60"><text:s/>| <text:s/>7| / ::::::::::::: \ <text:s text:c="17"/>=D-'</text:p>
      <text:p text:style-name="P60"><text:s/>| <text:s/>8| <text:s/>/ """"""""""" \ <text:s text:c="22"/>/</text:p>
      <text:p text:style-name="P60"><text:s/>| <text:s/>9|(_________________)</text:p>
      <text:p text:style-name="P60"><text:s/>| 10| <text:s/>| ___________ |</text:p>
      <text:p text:style-name="P60"><text:s/>| 11| <text:s/>| | - <text:s text:c="6"/>| |</text:p>
      <text:p text:style-name="P60"/>
      <text:p text:style-name="P60">&gt; r</text:p>
      <text:p text:style-name="P60">&gt; p</text:p>
      <text:p text:style-name="P60">| 11| <text:s/>| | - <text:s text:c="6"/>| |</text:p>
      <text:p text:style-name="P60"><text:s/>| 10| <text:s/>| ___________ |</text:p>
      <text:p text:style-name="P60"><text:s/>| <text:s/>9|(_________________)</text:p>
      <text:p text:style-name="P60"><text:s/>| <text:s/>8| <text:s/>/ """"""""""" \ <text:s text:c="22"/>/</text:p>
      <text:p text:style-name="P60"><text:s/>| <text:s/>7| / ::::::::::::: \ <text:s text:c="17"/>=D-'</text:p>
      <text:p text:style-name="P60"><text:soft-page-break/><text:s/>| <text:s/>6| <text:s text:c="2"/>/ __________\</text:p>
      <text:p text:style-name="P60"><text:s/>| <text:s/>5| <text:s/>\=____________/ <text:s text:c="2"/>brian macdonald <text:s text:c="5"/>)</text:p>
      <text:p text:style-name="P60"><text:s/>| <text:s/>4| <text:s text:c="3"/>/ ======= \</text:p>
      <text:p text:style-name="P60"><text:s/>| <text:s/>3| <text:s/>| |_________| |________________________</text:p>
      <text:p text:style-name="P60"><text:s/>| <text:s/>2| <text:s/>| | <text:s text:c="8"/>| |</text:p>
      <text:p text:style-name="P60"><text:s/>| <text:s/>1| <text:s text:c="4"/>_________</text:p>
      <text:p text:style-name="P60"><text:s/>| <text:s/>0|</text:p>
      <text:p text:style-name="P60"/>
      <text:p text:style-name="P60">&gt; p</text:p>
      <text:p text:style-name="P60">| 11| <text:s/>| | - <text:s text:c="6"/>| |</text:p>
      <text:p text:style-name="P60"><text:s/>| 10| <text:s/>| ___________ |</text:p>
      <text:p text:style-name="P60"><text:s/>| <text:s/>9|(_________________)</text:p>
      <text:p text:style-name="P60"><text:s/>| <text:s/>8| <text:s/>/ """"""""""" \ <text:s text:c="22"/>/</text:p>
      <text:p text:style-name="P60"><text:s/>| <text:s/>7| / ::::::::::::: \ <text:s text:c="17"/>=D-'</text:p>
      <text:p text:style-name="P60"><text:s/>| <text:s/>6| <text:s text:c="2"/>/ __________\</text:p>
      <text:p text:style-name="P60"><text:s/>| <text:s/>5| <text:s/>\=____________/ <text:s text:c="2"/>brian macdonald <text:s text:c="5"/>)</text:p>
      <text:p text:style-name="P60"><text:s/>| <text:s/>4| <text:s text:c="3"/>/ ======= \</text:p>
      <text:p text:style-name="P60"><text:s/>| <text:s/>3| <text:s/>| |_________| |________________________</text:p>
      <text:p text:style-name="P60"><text:s/>| <text:s/>2| <text:s/>| | <text:s text:c="8"/>| |</text:p>
      <text:p text:style-name="P60"><text:s/>| <text:s/>1| <text:s text:c="4"/>_________</text:p>
      <text:p text:style-name="P60"><text:s/>| <text:s/>0|</text:p>
      <text:p text:style-name="P60"/>
      <text:p text:style-name="P60">&gt; r</text:p>
      <text:p text:style-name="P60">&gt; m</text:p>
      <text:p text:style-name="P60">&gt; p</text:p>
      <text:p text:style-name="P60">| <text:s/>9|(_________________)</text:p>
      <text:p text:style-name="P60"><text:s/>| 11| <text:s/>| | - <text:s text:c="6"/>| |</text:p>
      <text:p text:style-name="P60"><text:s/>| <text:s/>7| / ::::::::::::: \ <text:s text:c="17"/>=D-'</text:p>
      <text:p text:style-name="P60"><text:soft-page-break/><text:s/>| <text:s/>8| <text:s/>/ """"""""""" \ <text:s text:c="22"/>/</text:p>
      <text:p text:style-name="P60"><text:s/>| <text:s/>4| <text:s text:c="3"/>/ ======= \</text:p>
      <text:p text:style-name="P60"><text:s/>| <text:s/>3| <text:s/>| |_________| |________________________</text:p>
      <text:p text:style-name="P60"><text:s/>| <text:s/>0|</text:p>
      <text:p text:style-name="P60"><text:s/>| 10| <text:s/>| ___________ |</text:p>
      <text:p text:style-name="P60"><text:s/>| <text:s/>2| <text:s/>| | <text:s text:c="8"/>| |</text:p>
      <text:p text:style-name="P60"><text:s/>| <text:s/>5| <text:s/>\=____________/ <text:s text:c="2"/>brian macdonald <text:s text:c="5"/>)</text:p>
      <text:p text:style-name="P60"><text:s/>| <text:s/>6| <text:s text:c="2"/>/ __________\</text:p>
      <text:p text:style-name="P60"><text:s/>| <text:s/>1| <text:s text:c="4"/>_________</text:p>
      <text:p text:style-name="P60"/>
      <text:p text:style-name="P60">&gt; m</text:p>
      <text:p text:style-name="P60">&gt; p</text:p>
      <text:p text:style-name="P60">| <text:s/>6| <text:s text:c="2"/>/ __________\</text:p>
      <text:p text:style-name="P60"><text:s/>| <text:s/>1| <text:s text:c="4"/>_________</text:p>
      <text:p text:style-name="P60"><text:s/>| 10| <text:s/>| ___________ |</text:p>
      <text:p text:style-name="P60"><text:s/>| <text:s/>2| <text:s/>| | <text:s text:c="8"/>| |</text:p>
      <text:p text:style-name="P60"><text:s/>| <text:s/>5| <text:s/>\=____________/ <text:s text:c="2"/>brian macdonald <text:s text:c="5"/>)</text:p>
      <text:p text:style-name="P60"><text:s/>| <text:s/>4| <text:s text:c="3"/>/ ======= \</text:p>
      <text:p text:style-name="P60"><text:s/>| <text:s/>0|</text:p>
      <text:p text:style-name="P60"><text:s/>| <text:s/>3| <text:s/>| |_________| |________________________</text:p>
      <text:p text:style-name="P60"><text:s/>| 11| <text:s/>| | - <text:s text:c="6"/>| |</text:p>
      <text:p text:style-name="P60"><text:s/>| <text:s/>7| / ::::::::::::: \ <text:s text:c="17"/>=D-'</text:p>
      <text:p text:style-name="P60"><text:s/>| <text:s/>9|(_________________)</text:p>
      <text:p text:style-name="P60"><text:s/>| <text:s/>8| <text:s/>/ """"""""""" \ <text:s text:c="22"/>/</text:p>
      <text:p text:style-name="P60"/>
      <text:p text:style-name="P60">&gt; b 3</text:p>
      <text:p text:style-name="P60">array is not sorted</text:p>
      <text:p text:style-name="P60">&gt; Usage:</text:p>
      <text:p text:style-name="P60"><text:soft-page-break/><text:s text:c="8"/>h - print this message</text:p>
      <text:p text:style-name="P60"><text:s text:c="8"/>o &lt;KEY_FILENAME&gt; &lt;DATA_FILENAME&gt; - open files with specified names</text:p>
      <text:p text:style-name="P60"><text:s text:c="8"/>r - reverse array</text:p>
      <text:p text:style-name="P60"><text:s text:c="8"/>s - sort array</text:p>
      <text:p text:style-name="P60"><text:s text:c="8"/>m - shuffle(mix) array</text:p>
      <text:p text:style-name="P60"><text:s text:c="8"/>p [NUMBER] - print array(or specified element of array)</text:p>
      <text:p text:style-name="P60"><text:s text:c="8"/>b &lt;VALUE&gt; - binary search in array</text:p>
      <text:p text:style-name="P60"><text:s text:c="8"/>f - free array</text:p>
      <text:p text:style-name="P60"><text:s text:c="8"/>q - quit program</text:p>
      <text:p text:style-name="P60">&gt; s</text:p>
      <text:p text:style-name="P60">&gt; b 3</text:p>
      <text:p text:style-name="P60"><text:s text:c="2"/>| |_________| |________________________</text:p>
      <text:p text:style-name="P60"/>
      <text:p text:style-name="P60">&gt; p</text:p>
      <text:p text:style-name="P60">| <text:s/>0|</text:p>
      <text:p text:style-name="P60"><text:s/>| <text:s/>1| <text:s text:c="4"/>_________</text:p>
      <text:p text:style-name="P60"><text:s/>| <text:s/>2| <text:s/>| | <text:s text:c="8"/>| |</text:p>
      <text:p text:style-name="P60"><text:s/>| <text:s/>3| <text:s/>| |_________| |________________________</text:p>
      <text:p text:style-name="P60"><text:s/>| <text:s/>4| <text:s text:c="3"/>/ ======= \</text:p>
      <text:p text:style-name="P60"><text:s/>| <text:s/>5| <text:s/>\=____________/ <text:s text:c="2"/>brian macdonald <text:s text:c="5"/>)</text:p>
      <text:p text:style-name="P60"><text:s/>| <text:s/>6| <text:s text:c="2"/>/ __________\</text:p>
      <text:p text:style-name="P60"><text:s/>| <text:s/>7| / ::::::::::::: \ <text:s text:c="17"/>=D-'</text:p>
      <text:p text:style-name="P60"><text:s/>| <text:s/>8| <text:s/>/ """"""""""" \ <text:s text:c="22"/>/</text:p>
      <text:p text:style-name="P60"><text:s/>| <text:s/>9|(_________________)</text:p>
      <text:p text:style-name="P60"><text:s/>| 10| <text:s/>| ___________ |</text:p>
      <text:p text:style-name="P60"><text:s/>| 11| <text:s/>| | - <text:s text:c="6"/>| |</text:p>
      <text:p text:style-name="P60"/>
      <text:p text:style-name="P60">&gt; f</text:p>
      <text:p text:style-name="P60"><text:soft-page-break/>&gt; q</text:p>
      <text:h text:style-name="P55" text:outline-level="1"><text:bookmark-start text:name="__RefHeading___Toc4090_1473027076"/><text:span text:style-name="T40">Файлы</text:span><text:bookmark-start text:name="_Toc385135881"/><text:span text:style-name="T40"> </text:span><text:bookmark-end text:name="_Toc385135881"/><text:span text:style-name="T41">и их назначение</text:span><text:bookmark-end text:name="__RefHeading___Toc4090_1473027076"/></text:h>
      <text:p text:style-name="P59"/>
      <text:p text:style-name="P61">Таблица 4 — назначение файлов</text:p>
      <table:table table:name="Table4" table:style-name="Table4" table:template-name="Default Style">
        <table:table-column table:style-name="Table4.A"/>
        <table:table-column table:style-name="Table4.B"/>
        <table:table-row table:style-name="TableLine94280940619840">
          <table:table-cell table:style-name="Table4.A1" office:value-type="string">
            <text:p text:style-name="P64"><text:span text:style-name="T38">array</text:span><text:span text:style-name="T37">.h</text:span></text:p>
          </table:table-cell>
          <table:table-cell table:style-name="Table4.B1" office:value-type="string">
            <text:p text:style-name="P63">Содержит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64"><text:span text:style-name="T38">array</text:span><text:span text:style-name="T37">.c</text:span></text:p>
          </table:table-cell>
          <table:table-cell table:style-name="Table4.B2" office:value-type="string">
            <text:p text:style-name="P63">Содержит реализацию ABI и некоторые внутренние функции для удобства работы основных функций</text:p>
          </table:table-cell>
        </table:table-row>
        <table:table-row table:style-name="TableLine94280943262832">
          <table:table-cell table:style-name="Table4.A2" office:value-type="string">
            <text:p text:style-name="P63">main.c</text:p>
          </table:table-cell>
          <table:table-cell table:style-name="Table4.B2" office:value-type="string">
            <text:p text:style-name="P63">Основной запускаемый файл с тестами</text:p>
          </table:table-cell>
        </table:table-row>
      </table:table>
      <text:p text:style-name="P22"/>
      <text:p text:style-name="P51">Протокол</text:p>
      <text:p text:style-name="P62"/>
      <text:h text:style-name="P54" text:outline-level="1"><text:bookmark-start text:name="_Toc38513589"/><text:bookmark-start text:name="__RefHeading___Toc512_579521979"/>Заключение<text:bookmark-end text:name="_Toc38513589"/><text:bookmark-end text:name="__RefHeading___Toc512_579521979"/></text:h>
      <text:p text:style-name="P4"/>
      <text:p text:style-name="P52"><text:span text:style-name="T1">Я смог</text:span><text:span text:style-name="T11">ла</text:span><text:span text:style-name="T1"> написать программу на языке Си с помощью динамических структур, которая </text:span><text:span text:style-name="T9">реализует структуру данных </text:span><text:span text:style-name="T28">массив с элементами, имеющими ключ, а также сортировку и поиск по ключу</text:span><text:span text:style-name="T9">. </text:span><text:span text:style-name="T28">Также я смог</text:span><text:span text:style-name="T30">ла</text:span><text:span text:style-name="T28"> реализовать пользовательский интерфейс программы и обработчик ввода данных пользователя. </text:span></text:p>
      <text:p text:style-name="P17"/>
      <text:h text:style-name="P54" text:outline-level="1"><text:bookmark-start text:name="_Toc38513590"/><text:bookmark-start text:name="__RefHeading___Toc514_579521979"/>Список используемых источников<text:bookmark-end text:name="_Toc38513590"/><text:bookmark-end text:name="__RefHeading___Toc514_579521979"/></text:h>
      <text:p text:style-name="P4"><text:tab/></text:p>
      <text:p text:style-name="P85"/>
      <text:list xml:id="list2729392503" text:style-name="WWNum1">
        <text:list-item>
          <text:p text:style-name="P84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4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</text:span><text:span text:style-name="T10">19</text:span><text:span text:style-name="T1">.05.2020)</text:span></text:p>
        </text:list-item>
        <text:list-item>
          <text:p text:style-name="P84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0"><text:span text:style-name="T2">Односвязный линейный список [Электронный ресурс]. </text:span><text:span text:style-name="T15">URL</text:span><text:span text:style-name="T2">: </text:span><text:a xlink:type="simple" xlink:href="https://prog-cpp.ru/data-ols/" text:style-name="Internet_20_link" text:visited-style-name="Visited_20_Internet_20_Link"><text:span text:style-name="T2">https://prog-cpp.ru/data-ols/</text:span></text:a><text:span text:style-name="T2"> (Дата обращения: </text:span><text:span text:style-name="T29">19</text:span><text:span text:style-name="T2">.05.2020).</text:span></text:p>
        </text:list-item>
        <text:list-item>
          <text:p text:style-name="P80"><text:span text:style-name="T10">Функция strlen [Электронный ресурс]. URL: </text:span><text:a xlink:type="simple" xlink:href="http://cppstudio.com/post/664/" text:style-name="Internet_20_link" text:visited-style-name="Visited_20_Internet_20_Link"><text:span text:style-name="T1">http://cppstudio.com/post/664/</text:span></text:a><text:span text:style-name="T10"> (дата обращения 19.05.2020)</text:span></text:p>
        </text:list-item>
      </text:list>
      <text:p text:style-name="P66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1-05-26T13:36:20.753125010</dc:date>
    <meta:editing-cycles>52</meta:editing-cycles>
    <meta:editing-duration>PT3H37M34S</meta:editing-duration>
    <meta:generator>LibreOffice/7.0.5.2$Linux_X86_64 LibreOffice_project/00$Build-2</meta:generator>
    <meta:document-statistic meta:table-count="4" meta:image-count="0" meta:object-count="4" meta:page-count="19" meta:paragraph-count="341" meta:word-count="1459" meta:character-count="10007" meta:non-whitespace-character-count="79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O( n log n 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O( log n )</annotation>
  </semantics>
</math>
</file>